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Oswald" svg:font-family="Oswald, sans-serif"/>
    <style:font-face style:name="Purisa" svg:font-family="Purisa"/>
    <style:font-face style:name="FreeSans1" svg:font-family="FreeSans" style:font-family-generic="swis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a1" style:family="table">
      <style:table-properties style:width="16.907cm" table:align="left"/>
    </style:style>
    <style:style style:name="Tabella1.A" style:family="table-column">
      <style:table-column-properties style:column-width="4.175cm"/>
    </style:style>
    <style:style style:name="Tabella1.B" style:family="table-column">
      <style:table-column-properties style:column-width="12.732cm"/>
    </style:style>
    <style:style style:name="Tabella1.1" style:family="table-row">
      <style:table-row-properties fo:background-color="#ffffff">
        <style:background-image/>
      </style:table-row-properties>
    </style:style>
    <style:style style:name="Tabella1.A1" style:family="table-cell">
      <style:table-cell-properties style:vertical-align="middle" fo:background-color="#acc8cc" fo:padding="0.053cm" fo:border="0.05pt solid #729ea5">
        <style:background-image/>
      </style:table-cell-properties>
    </style:style>
    <style:style style:name="Tabella1.A2" style:family="table-cell">
      <style:table-cell-properties style:vertical-align="middle" fo:background-color="transparent" fo:padding="0.053cm" fo:border="0.05pt solid #729ea5">
        <style:background-image/>
      </style:table-cell-properties>
    </style:style>
    <style:style style:name="P1"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2"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font-size="9pt"/>
    </style:style>
    <style:style style:name="P3" style:family="paragraph" style:parent-style-name="Table_20_Contents">
      <style:paragraph-properties fo:margin-top="0cm" fo:margin-bottom="0cm" loext:contextual-spacing="false" fo:text-align="start" style:justify-single-word="false"/>
      <style:text-properties fo:font-size="9pt"/>
    </style:style>
    <style:style style:name="P4" style:family="paragraph" style:parent-style-name="Table_20_Heading">
      <style:paragraph-properties fo:margin-left="0cm" fo:margin-right="0cm" fo:margin-top="0cm" fo:margin-bottom="0cm" loext:contextual-spacing="false" fo:text-align="center" style:justify-single-word="false" fo:text-indent="0cm" style:auto-text-indent="false"/>
      <style:text-properties fo:font-size="9pt"/>
    </style:style>
    <style:style style:name="P5" style:family="paragraph" style:parent-style-name="Standard">
      <style:paragraph-properties fo:margin-top="0cm" fo:margin-bottom="0cm" loext:contextual-spacing="false"/>
      <style:text-properties fo:font-size="2pt" style:font-size-asian="2pt" style:font-size-complex="2pt"/>
    </style:style>
    <style:style style:name="P6" style:family="paragraph" style:parent-style-name="Heading_20_1">
      <style:text-properties fo:font-variant="normal" fo:text-transform="none" fo:color="#707070" style:font-name="Oswald" fo:font-size="19.5pt" fo:letter-spacing="normal" fo:font-style="normal" fo:font-weight="normal" fo:background-color="transparent" fo:padding="0cm" fo:border="none"/>
    </style:style>
    <style:style style:name="P7" style:family="paragraph" style:parent-style-name="Heading_20_1">
      <style:paragraph-properties fo:margin-left="0cm" fo:margin-right="0cm" fo:margin-top="0cm" fo:margin-bottom="0cm" loext:contextual-spacing="false" fo:text-indent="0cm" style:auto-text-indent="false" fo:padding="0cm" fo:border="none"/>
      <style:text-properties fo:font-variant="normal" fo:text-transform="none" fo:color="#707070" style:font-name="Oswald" fo:font-size="19.5pt" fo:letter-spacing="normal" fo:font-style="normal" fo:font-weight="normal" fo:background-color="transparent" fo:padding="0cm" fo:border="none"/>
    </style:style>
    <style:style style:name="P8" style:family="paragraph" style:parent-style-name="Heading_20_2">
      <style:paragraph-properties fo:margin-left="0cm" fo:margin-right="0cm" fo:margin-top="0cm" fo:margin-bottom="0cm" loext:contextual-spacing="false" fo:text-indent="0cm" style:auto-text-indent="false" fo:padding="0cm" fo:border="none"/>
      <style:text-properties fo:font-variant="normal" fo:text-transform="none" fo:color="#707070" style:font-name="Oswald" fo:font-size="18pt" fo:letter-spacing="normal" fo:font-style="normal" fo:font-weight="normal" fo:background-color="transparent" fo:padding="0cm" fo:border="none"/>
    </style:style>
    <style:style style:name="P9" style:family="paragraph" style:parent-style-name="Heading_20_3">
      <style:paragraph-properties fo:margin-left="0cm" fo:margin-right="0cm" fo:margin-top="0cm" fo:margin-bottom="0cm" loext:contextual-spacing="false" fo:text-indent="0cm" style:auto-text-indent="false" fo:padding="0cm" fo:border="none"/>
      <style:text-properties fo:font-variant="normal" fo:text-transform="none" fo:color="#707070" style:font-name="Oswald" fo:font-size="16.5pt" fo:letter-spacing="normal" fo:font-style="normal" fo:font-weight="normal" fo:background-color="transparent" fo:padding="0cm" fo:border="none"/>
    </style:style>
    <style:style style:name="P10" style:family="paragraph" style:parent-style-name="Text_20_body">
      <style:paragraph-properties fo:margin-left="0cm" fo:margin-right="0cm" style:line-height-at-least="0.503cm" fo:text-align="center" style:justify-single-word="false" fo:text-indent="0cm" style:auto-text-indent="false"/>
      <style:text-properties fo:font-variant="normal" fo:text-transform="none" fo:color="#707070" fo:letter-spacing="normal" fo:padding="0cm" fo:border="none"/>
    </style:style>
    <style:style style:name="P11" style:family="paragraph" style:parent-style-name="Text_20_body">
      <style:paragraph-properties fo:margin-left="0cm" fo:margin-right="0cm" style:line-height-at-least="0.503cm" fo:text-align="center" style:justify-single-word="false" fo:text-indent="0cm" style:auto-text-indent="false"/>
      <style:text-properties fo:font-variant="normal" fo:text-transform="none" fo:color="#f39c12" style:text-line-through-style="none" style:text-line-through-type="none" fo:letter-spacing="normal" style:text-underline-style="none" style:text-blinking="false" fo:padding="0cm" fo:border="none"/>
    </style:style>
    <style:style style:name="P12" style:family="paragraph" style:parent-style-name="Text_20_body">
      <style:paragraph-properties fo:margin-left="0cm" fo:margin-right="0cm" style:line-height-at-least="0.529cm" fo:text-indent="0cm" style:auto-text-indent="false" fo:padding="0cm" fo:border="none"/>
      <style:text-properties fo:font-variant="normal" fo:text-transform="none" fo:color="#707070" style:font-name="Arial" fo:font-size="9pt" fo:letter-spacing="normal" fo:font-style="normal" fo:font-weight="normal"/>
    </style:style>
    <style:style style:name="P13" style:family="paragraph" style:parent-style-name="Text_20_body">
      <style:paragraph-properties fo:margin-left="0cm" fo:margin-right="0cm" fo:margin-top="0cm" fo:margin-bottom="0cm" loext:contextual-spacing="false" style:line-height-at-least="0.503cm" fo:text-indent="0cm" style:auto-text-indent="false"/>
      <style:text-properties fo:font-variant="normal" fo:text-transform="none" fo:color="#f39c12" style:text-line-through-style="none" style:text-line-through-type="none" fo:letter-spacing="normal" style:text-underline-style="none" style:text-blinking="false" fo:background-color="transparent" fo:padding="0cm" fo:border="none"/>
    </style:style>
    <style:style style:name="P14" style:family="paragraph" style:parent-style-name="Text_20_body">
      <style:paragraph-properties fo:margin-left="0cm" fo:margin-right="0cm" fo:margin-top="0cm" fo:margin-bottom="0cm" loext:contextual-spacing="false" style:line-height-at-least="0.529cm" fo:text-indent="0cm" style:auto-text-indent="false" fo:background-color="transparent" fo:padding="0cm" fo:border="none">
        <style:background-image/>
      </style:paragraph-properties>
      <style:text-properties fo:font-variant="normal" fo:text-transform="none" fo:color="#707070" style:font-name="Arial" fo:font-size="9pt" fo:letter-spacing="normal" fo:font-style="normal" fo:font-weight="normal" fo:padding="0cm" fo:border="none"/>
    </style:style>
    <style:style style:name="P15" style:family="paragraph" style:parent-style-name="Text_20_body">
      <style:paragraph-properties fo:margin-left="0cm" fo:margin-right="0cm" fo:margin-top="0cm" fo:margin-bottom="0cm" loext:contextual-spacing="false" style:line-height-at-least="0.529cm" fo:text-indent="0cm" style:auto-text-indent="false" fo:background-color="transparent" fo:padding="0cm" fo:border="none">
        <style:background-image/>
      </style:paragraph-properties>
    </style:style>
    <style:style style:name="P16" style:family="paragraph" style:parent-style-name="Text_20_body" style:list-style-name="L1">
      <style:paragraph-properties fo:margin-left="0cm" fo:margin-right="0cm" fo:margin-top="0cm" fo:margin-bottom="0cm" loext:contextual-spacing="false" style:line-height-at-least="0.503cm" fo:text-indent="0cm" style:auto-text-indent="false" fo:background-color="transparent" fo:padding="0cm" fo:border="none">
        <style:background-image/>
      </style:paragraph-properties>
    </style:style>
    <style:style style:name="P17" style:family="paragraph" style:parent-style-name="Text_20_body" style:list-style-name="L2">
      <style:paragraph-properties fo:margin-left="0cm" fo:margin-right="0cm" fo:margin-top="0cm" fo:margin-bottom="0cm" loext:contextual-spacing="false" style:line-height-at-least="0.503cm" fo:text-indent="0cm" style:auto-text-indent="false" fo:background-color="transparent" fo:padding="0cm" fo:border="none">
        <style:background-image/>
      </style:paragraph-properties>
    </style:style>
    <style:style style:name="P18" style:family="paragraph" style:parent-style-name="Text_20_body" style:list-style-name="L3">
      <style:paragraph-properties fo:margin-left="0cm" fo:margin-right="0cm" fo:margin-top="0cm" fo:margin-bottom="0cm" loext:contextual-spacing="false" style:line-height-at-least="0.503cm" fo:text-indent="0cm" style:auto-text-indent="false" fo:background-color="transparent" fo:padding="0cm" fo:border="none">
        <style:background-image/>
      </style:paragraph-properties>
    </style:style>
    <style:style style:name="T1" style:family="text">
      <style:text-properties fo:color="#f39c12" style:text-line-through-style="none" style:text-line-through-type="none" fo:font-size="9pt" style:text-underline-style="none" style:text-blinking="false" fo:padding="0cm" fo:border="none"/>
    </style:style>
    <style:style style:name="T2" style:family="text">
      <style:text-properties fo:font-variant="normal" fo:text-transform="none" fo:color="#707070" style:font-name="Arial" fo:font-size="9pt" fo:letter-spacing="normal" fo:font-style="normal" fo:font-weight="normal" fo:background-color="transparent" loext:char-shading-value="0" fo:padding="0cm" fo:border="none"/>
    </style:style>
    <style:style style:name="T3" style:family="text">
      <style:text-properties fo:font-variant="normal" fo:text-transform="none" fo:color="#707070" style:font-name="Arial" fo:font-size="9pt" fo:letter-spacing="normal" fo:font-style="normal" fo:font-weight="normal" fo:padding="0cm" fo:border="none"/>
    </style:style>
    <style:style style:name="T4" style:family="text">
      <style:text-properties fo:font-variant="normal" fo:text-transform="none" fo:color="#707070" style:font-name="Arial" fo:font-size="9.75pt" fo:letter-spacing="normal" fo:font-style="normal" fo:font-weight="normal"/>
    </style:style>
    <style:style style:name="T5" style:family="text">
      <style:text-properties fo:font-variant="normal" fo:text-transform="none" fo:color="#707070" style:font-name="Arial" fo:font-size="9.75pt" fo:letter-spacing="normal" fo:font-style="normal" fo:font-weight="normal" fo:background-color="transparent" loext:char-shading-value="0" fo:padding="0cm" fo:border="none"/>
    </style:style>
    <style:style style:name="T6" style:family="text">
      <style:text-properties fo:font-variant="normal" fo:text-transform="none" fo:color="#707070" fo:letter-spacing="normal"/>
    </style:style>
    <style:style style:name="T7" style:family="text">
      <style:text-properties fo:font-variant="normal" fo:text-transform="none" fo:color="#707070" fo:letter-spacing="normal" fo:padding="0cm" fo:border="none"/>
    </style:style>
    <style:style style:name="T8" style:family="text">
      <style:text-properties fo:font-variant="normal" fo:text-transform="none" fo:color="#f39c12" style:text-line-through-style="none" style:text-line-through-type="none" style:font-name="Arial" fo:font-size="9.75pt" fo:letter-spacing="normal" fo:font-style="normal" style:text-underline-style="none" fo:font-weight="normal" style:text-blinking="false" fo:padding="0cm" fo:border="none"/>
    </style:style>
    <style:style style:name="T9" style:family="text">
      <style:text-properties fo:font-variant="normal" fo:text-transform="none" fo:color="#f39c12" style:text-line-through-style="none" style:text-line-through-type="none" style:font-name="Arial" fo:font-size="9pt" fo:letter-spacing="normal" fo:font-style="normal" style:text-underline-style="none" fo:font-weight="normal" style:text-blinking="false" fo:padding="0cm" fo:border="none"/>
    </style:style>
    <text:list-style style:name="L1">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058cm"/>
      </text:list-level-style-bullet>
      <text:list-level-style-bullet text:level="3" text:style-name="Bullet_20_Symbols" style:num-suffix="." text:bullet-char="•">
        <style:list-level-properties text:space-before="1.588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058cm"/>
      </text:list-level-style-bullet>
      <text:list-level-style-bullet text:level="3" text:style-name="Bullet_20_Symbols" style:num-suffix="." text:bullet-char="•">
        <style:list-level-properties text:space-before="1.588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text:bookmark text:name="Introduction"/>Introduction</text:h>
      <text:p text:style-name="P12">The Grimrail Depot dungeon is one of the new 5 man dungeons that can be located in Gorgrond. This dungeon has got a total of three bosses, all of which can be access on Normal, Heroic and Challenge modes. There are no major mechanic changes between the Normal and Heroic modes, but you should keep in mind that all abilities will deal significantly more damage on Heroic mode. In this guide you will be able to find information such as boss abilities, boss loot and also a guide for each of the separate boss fights. Look out for the <text:s/>Heroic Mode icon throughout this guide to see what differs on the Heroic mode versions of these encounters.</text:p>
      <text:p text:style-name="P11"/>
      <text:h text:style-name="P7" text:outline-level="1"><text:bookmark text:name="General_Information"/>General Information</text:h>
      <text:p text:style-name="P12">Below you are able to view a range of general information about this dungeon such as its map, any related video guides we may have put out and also any achievements that you are able to earn.</text:p>
      <text:h text:style-name="P8" text:outline-level="2"><text:bookmark text:name="Maps"/>Maps</text:h>
      <text:p text:style-name="P10"/>
      <text:p text:style-name="P12">The start of this dungeon is all on one level and you will walk through the hangar in order to make your way to the first boss which is Railmaster Rocketspark and Borka the Brute. When you have defeated this boss you will then go up the hangar and then use a hook at the end of the pathway in order to be lowered down onto a moving train. The rest of this fight will be based on a moving train and the second boss, Nitrogg Thundertower, will be roughly half way through the train. Once he is defeated you will make your way to the end of the train where you will take on the final boss who goes by the name of Skylord Tov’osh. Once the dungeon has been complete you will end up at a crash site.</text:p>
      <text:h text:style-name="P8" text:outline-level="2"><text:bookmark text:name="Boss_Voices"/>Boss Voices</text:h>
      <text:p text:style-name="P12">Below we have put together a video with all of the boss audio files that you can hear throughout this dungeon.</text:p>
      <text:h text:style-name="P8" text:outline-level="2"><text:bookmark text:name="Videos"/>Videos</text:h>
      <text:p text:style-name="P12">Below is our video guide for this Warlords of Draenor dungeon. Within it is the strategy for both the Normal and Heroic versions of this dungeon.</text:p>
      <text:h text:style-name="P8" text:outline-level="2"><text:bookmark text:name="Achievements"/>Achievements</text:h>
      <text:p text:style-name="P5"><text:bookmark text:name="tfhover"/></text:p>
      <table:table table:name="Tabella1" table:style-name="Tabella1">
        <table:table-column table:style-name="Tabella1.A"/>
        <table:table-column table:style-name="Tabella1.B"/>
        <table:table-row table:style-name="Tabella1.1">
          <table:table-cell table:style-name="Tabella1.A1" office:value-type="string">
            <text:p text:style-name="P4">Achievement Name</text:p>
          </table:table-cell>
          <table:table-cell table:style-name="Tabella1.A1" office:value-type="string">
            <text:p text:style-name="P4">Requirements</text:p>
          </table:table-cell>
        </table:table-row>
        <table:table-row table:style-name="Tabella1.1">
          <table:table-cell table:style-name="Tabella1.A2" office:value-type="string">
            <text:p text:style-name="P1"><text:s/><text:a xlink:type="simple" xlink:href="http://wowdb.com/achievements/8888-blackrock-depot-bronze" text:style-name="Internet_20_link" text:visited-style-name="Visited_20_Internet_20_Link"><text:span text:style-name="T1">Blackrock Depot: Bronze</text:span></text:a></text:p>
          </table:table-cell>
          <table:table-cell table:style-name="Tabella1.A2" office:value-type="string">
            <text:p text:style-name="P2">Complete the Blackrock Depot Challenge Mode with a rating of Bronze or better.</text:p>
          </table:table-cell>
        </table:table-row>
        <table:table-row table:style-name="Tabella1.1">
          <table:table-cell table:style-name="Tabella1.A2" office:value-type="string">
            <text:p text:style-name="P1"><text:s/><text:a xlink:type="simple" xlink:href="http://wowdb.com/achievements/8889-blackrock-depot-silver" text:style-name="Internet_20_link" text:visited-style-name="Visited_20_Internet_20_Link"><text:span text:style-name="T1">Blackrock Depot: Silver</text:span></text:a></text:p>
          </table:table-cell>
          <table:table-cell table:style-name="Tabella1.A2" office:value-type="string">
            <text:p text:style-name="P2">Complete the Blackrock Depot Challenge Mode with a rating of Silver or better.</text:p>
          </table:table-cell>
        </table:table-row>
        <table:table-row table:style-name="Tabella1.1">
          <table:table-cell table:style-name="Tabella1.A2" office:value-type="string">
            <text:p text:style-name="P1"><text:s/><text:a xlink:type="simple" xlink:href="http://wowdb.com/achievements/8890-blackrock-depot-gold" text:style-name="Internet_20_link" text:visited-style-name="Visited_20_Internet_20_Link"><text:span text:style-name="T1">Blackrock Depot: Gold</text:span></text:a></text:p>
          </table:table-cell>
          <table:table-cell table:style-name="Tabella1.A2" office:value-type="string">
            <text:p text:style-name="P2">Complete the Blackrock Depot Challenge Mode with a rating of Gold.</text:p>
          </table:table-cell>
        </table:table-row>
        <table:table-row table:style-name="Tabella1.1">
          <table:table-cell table:style-name="Tabella1.A2" office:value-type="string">
            <text:p text:style-name="P1"><text:s/><text:a xlink:type="simple" xlink:href="http://wowdb.com/achievements/8887-blackrock-depot-challenger" text:style-name="Internet_20_link" text:visited-style-name="Visited_20_Internet_20_Link"><text:span text:style-name="T1">Blackrock Depot Challenger</text:span></text:a></text:p>
          </table:table-cell>
          <table:table-cell table:style-name="Tabella1.A2" office:value-type="string">
            <text:p text:style-name="P2">Complete the Blackrock Depot Challenge Mode.</text:p>
          </table:table-cell>
        </table:table-row>
        <table:table-row table:style-name="Tabella1.1">
          <table:table-cell table:style-name="Tabella1.A2" office:value-type="string">
            <text:p text:style-name="P1"><text:s/><text:a xlink:type="simple" xlink:href="http://wowdb.com/achievements/9024-this-is-why-we-cant-have-nice-things" text:style-name="Internet_20_link" text:visited-style-name="Visited_20_Internet_20_Link"><text:span text:style-name="T1">This Is Why We Can’t Have Nice Things</text:span></text:a></text:p>
          </table:table-cell>
          <table:table-cell table:style-name="Tabella1.A2" office:value-type="string">
            <text:p text:style-name="P2">Defeat Railmaster Rocketspark and Borka the Brute after destroying all of the Priceless Paraphernalia in Grimrail Depot on Heroic difficulty.</text:p>
          </table:table-cell>
        </table:table-row>
        <text:soft-page-break/>
        <table:table-row table:style-name="Tabella1.1">
          <table:table-cell table:style-name="Tabella1.A2" office:value-type="string">
            <text:p text:style-name="P1"><text:s/><text:a xlink:type="simple" xlink:href="http://wowdb.com/achievements/9007-no-ticket" text:style-name="Internet_20_link" text:visited-style-name="Visited_20_Internet_20_Link"><text:span text:style-name="T1">No Ticket</text:span></text:a></text:p>
          </table:table-cell>
          <table:table-cell table:style-name="Tabella1.A2" office:value-type="string">
            <text:p text:style-name="P2">Defeat Nitrogg Thundertower after abruptly removing 20 enemies from the Grimrail in Grimrail Depot on Heroic difficulty.</text:p>
          </table:table-cell>
        </table:table-row>
        <table:table-row table:style-name="Tabella1.1">
          <table:table-cell table:style-name="Tabella1.A2" office:value-type="string">
            <text:p text:style-name="P1"><text:s/><text:a xlink:type="simple" xlink:href="http://wowdb.com/achievements/9052-heroic-grimrail-depot" text:style-name="Internet_20_link" text:visited-style-name="Visited_20_Internet_20_Link"><text:span text:style-name="T1">Heroic: Grimrail Depot</text:span></text:a></text:p>
          </table:table-cell>
          <table:table-cell table:style-name="Tabella1.A2" office:value-type="string">
            <text:p text:style-name="P2">Defeat Skylord Tovra in Grimrail Depot on Heroic difficulty.</text:p>
          </table:table-cell>
        </table:table-row>
        <table:table-row table:style-name="Tabella1.1">
          <table:table-cell table:style-name="Tabella1.A2" office:value-type="string">
            <text:p text:style-name="P1"><text:s/><text:a xlink:type="simple" xlink:href="http://wowdb.com/achievements/9043-grimrail-depot" text:style-name="Internet_20_link" text:visited-style-name="Visited_20_Internet_20_Link"><text:span text:style-name="T1">Grimrail Depot</text:span></text:a></text:p>
          </table:table-cell>
          <table:table-cell table:style-name="Tabella1.A2" office:value-type="string">
            <text:p text:style-name="P3">Defeat Skylord Tovra in Grimrail Depot.</text:p>
          </table:table-cell>
        </table:table-row>
      </table:table>
      <text:h text:style-name="P7" text:outline-level="1"><text:bookmark text:name="Bosses"/>Bosses</text:h>
      <text:p text:style-name="P12">We have separated the following section into three different sections in order to list the different abilities the bosses have and how to deal with them.</text:p>
      <text:h text:style-name="P8" text:outline-level="2"><text:bookmark text:name="Railmaster_Rocketspark_and_Borka_the_Brute"/>Railmaster Rocketspark and Borka the Brute</text:h>
      <text:p text:style-name="P13"/>
      <text:p text:style-name="P14">The first boss you will come across consists of two bosses that you will fight at the same time who go by the name of Railmaster Rocketspark and Borka the Brute. Each boss will have their own set of abilities that you will have to deal with and if you kill one of them before the other then the surviving boss will slightly change their abilities until their death.</text:p>
      <text:p text:style-name="P15"><text:span text:style-name="Emphasis"><text:span text:style-name="T2">Borka the Brute assaults players with powerful physical attacks, as Railmaster Rocketspark uses his jet pack to move between locations on the platform, firing missiles when he lands. Rocketspark periodically unleashes a Missile Barrage, damaging all players. If Borka’s Mad Dash strikes Rocketspark at that time it will disrupt his Missile Barrage.</text:span></text:span></text:p>
      <text:h text:style-name="P9" text:outline-level="3"><text:bookmark text:name="Abilities"/>Abilities</text:h>
      <text:list xml:id="list8367568971912275669" text:style-name="L1">
        <text:list-item>
          <text:p text:style-name="P16"><text:a xlink:type="simple" xlink:href="http://wowdb.com/npcs/77803-railmaster-rocketspark" office:target-frame-name="_blank" xlink:show="new" text:style-name="Internet_20_link" text:visited-style-name="Visited_20_Internet_20_Link"><text:span text:style-name="T8">Railmaster Rocketspark</text:span></text:a></text:p>
          <text:list>
            <text:list-item>
              <text:p text:style-name="P16"><text:a xlink:type="simple" xlink:href="http://www.wowdb.com/spells/162494" text:style-name="Internet_20_link" text:visited-style-name="Visited_20_Internet_20_Link"><text:span text:style-name="T8">VX18-B Target Eliminator</text:span></text:a><text:span text:style-name="T4"> – Launches missiles at up to 2 enemy targets. Each missile inflicts 50,000 Fire damage to all targets within 3 yards of the impact.</text:span></text:p>
            </text:list-item>
            <text:list-item>
              <text:p text:style-name="P16"><text:a xlink:type="simple" xlink:href="http://www.wowdb.com/spells/162423" text:style-name="Internet_20_link" text:visited-style-name="Visited_20_Internet_20_Link"><text:span text:style-name="T8">X21-01A Missile Barrage</text:span></text:a><text:span text:style-name="T4"> – Fires volleys of missiles inflicting 7,000 Fire damage to two targets every 1 second for 20 sec.</text:span></text:p>
              <text:list>
                <text:list-item>
                  <text:p text:style-name="P16"><text:a xlink:type="simple" xlink:href="http://www.wowdb.com/spells/166561" text:style-name="Internet_20_link" text:visited-style-name="Visited_20_Internet_20_Link"><text:span text:style-name="T8">Locking On!</text:span></text:a><text:span text:style-name="T4"> – Railmaster Rocketspark locks on to the players, increasing his damage done by 10% every 1 sec. until he can be interrupted.</text:span></text:p>
                </text:list-item>
              </text:list>
            </text:list-item>
            <text:list-item>
              <text:p text:style-name="P16"><text:a xlink:type="simple" xlink:href="http://www.wowdb.com/spells/161091" text:style-name="Internet_20_link" text:visited-style-name="Visited_20_Internet_20_Link"><text:span text:style-name="T8">New Plan!</text:span></text:a><text:span text:style-name="T4"> – Railmaster Rocketspark quickly devises a new plan when Borka the Brute is slain and begins launching missiles that inflict 7,000 Fire damage every 5 sec. In addition, Rocketspark starts Locking On!.</text:span></text:p>
            </text:list-item>
          </text:list>
        </text:list-item>
        <text:list-item>
          <text:p text:style-name="P16"><text:a xlink:type="simple" xlink:href="http://wowdb.com/npcs/77816-borka-the-brute" office:target-frame-name="_blank" xlink:show="new" text:style-name="Internet_20_link" text:visited-style-name="Visited_20_Internet_20_Link"><text:span text:style-name="T8">Borka the Brute</text:span></text:a></text:p>
          <text:list>
            <text:list-item>
              <text:p text:style-name="P16"><text:a xlink:type="simple" xlink:href="http://www.wowdb.com/spells/162617" text:style-name="Internet_20_link" text:visited-style-name="Visited_20_Internet_20_Link"><text:span text:style-name="T8">Slam</text:span></text:a><text:span text:style-name="T4"> – Inflicts 30,000 Physical damage to all players. <text:s/>On Heroic Mode this will also interrupt casting for 3 seconds.</text:span></text:p>
            </text:list-item>
            <text:list-item>
              <text:p text:style-name="P16"><text:a xlink:type="simple" xlink:href="http://www.wowdb.com/spells/161089" text:style-name="Internet_20_link" text:visited-style-name="Visited_20_Internet_20_Link"><text:span text:style-name="T8">Mad Dash</text:span></text:a><text:span text:style-name="T4"> – Borka the Brute charges forward trampling over anything in his path inflicting 95,000 Physical damage and interrupting spell casts for 3 sec.</text:span></text:p>
            </text:list-item>
            <text:list-item>
              <text:p text:style-name="P16"><text:a xlink:type="simple" xlink:href="http://www.wowdb.com/spells/161092" text:style-name="Internet_20_link" text:visited-style-name="Visited_20_Internet_20_Link"><text:span text:style-name="T8">Unmanaged Aggression</text:span></text:a><text:span text:style-name="T4"> – Borka the Brute slips into a uncontrolled blood craze when Pauli Rocketspark is slain, increasing both his damage done by 100% and his attack speed by 50%.</text:span></text:p>
            </text:list-item>
          </text:list>
        </text:list-item>
      </text:list>
      <text:h text:style-name="P9" text:outline-level="3"><text:bookmark text:name="Guide"/>Guide</text:h>
      <text:p text:style-name="P13"/>
      <text:p text:style-name="P15"><text:span text:style-name="T3">There are two ways you can deal with this encounter, both of which are as easy as each other. The first method is to bring both of the bosses down at the same time so that you kill them within a few seconds of each other meaning you don’t have to deal with </text:span><text:a xlink:type="simple" xlink:href="http://www.wowdb.com/spells/161092" text:style-name="Internet_20_link" text:visited-style-name="Visited_20_Internet_20_Link"><text:span text:style-name="T9">Unmanaged Aggression</text:span></text:a><text:span text:style-name="T3">or </text:span><text:a xlink:type="simple" xlink:href="http://www.wowdb.com/spells/161091" text:style-name="Internet_20_link" text:visited-style-name="Visited_20_Internet_20_Link"><text:span text:style-name="T9">New Plan!</text:span></text:a><text:span text:style-name="T3"> or you can kill off one of them as a priority and then kill off the other so that you only focus your damage onto one of the bosses at any given time. Whichever way you do choose to go, you will still have to deal with the abilities in the following manner.</text:span></text:p>
      <text:p text:style-name="P15"><text:span text:style-name="T3">When Rocketspark casts </text:span><text:a xlink:type="simple" xlink:href="http://www.wowdb.com/spells/162494" text:style-name="Internet_20_link" text:visited-style-name="Visited_20_Internet_20_Link"><text:span text:style-name="T9">VX18-B Target Eliminator</text:span></text:a><text:span text:style-name="T3"> he will target locations on the ground which are marked with red circles. You simply want to move away from these impact locations in order to not take any additional damage. You are not able to avoid the damage incoming from Rocketsparks </text:span><text:a xlink:type="simple" xlink:href="http://www.wowdb.com/spells/162423" text:style-name="Internet_20_link" text:visited-style-name="Visited_20_Internet_20_Link"><text:span text:style-name="T9">X21-01A Missile Barrage</text:span></text:a><text:span text:style-name="T3"> as it hits every player and your </text:span><text:soft-page-break/><text:span text:style-name="T3">healers will simply need to heal through the damage. The damage he will deal will increase because of his </text:span><text:a xlink:type="simple" xlink:href="http://www.wowdb.com/spells/166561" text:style-name="Internet_20_link" text:visited-style-name="Visited_20_Internet_20_Link"><text:span text:style-name="T9">Locking On!</text:span></text:a><text:span text:style-name="T3"> ability so you will want to get Borka the Brute to use his </text:span><text:a xlink:type="simple" xlink:href="http://www.wowdb.com/spells/161089" text:style-name="Internet_20_link" text:visited-style-name="Visited_20_Internet_20_Link"><text:span text:style-name="T9">Mad Dash</text:span></text:a><text:span text:style-name="T3"> in the direction of Rocketspark as soon as possible to interrupt the cast of </text:span><text:a xlink:type="simple" xlink:href="http://www.wowdb.com/spells/162423" text:style-name="Internet_20_link" text:visited-style-name="Visited_20_Internet_20_Link"><text:span text:style-name="T9">X21-01A Missile Barrage</text:span></text:a><text:span text:style-name="T3">. If you kill off Borka first then you will need to deal with </text:span><text:a xlink:type="simple" xlink:href="http://www.wowdb.com/spells/161091" text:style-name="Internet_20_link" text:visited-style-name="Visited_20_Internet_20_Link"><text:span text:style-name="T9">New Plan!</text:span></text:a><text:span text:style-name="T3"> which simply causes Rocketspark to lock onto all players and start dealing increasing damage to them, however you will have no way to interrupt this cast as Borka will be dead and can’t use </text:span><text:a xlink:type="simple" xlink:href="http://www.wowdb.com/spells/161089" text:style-name="Internet_20_link" text:visited-style-name="Visited_20_Internet_20_Link"><text:span text:style-name="T9">Mad Dash</text:span></text:a><text:span text:style-name="T3">.</text:span></text:p>
      <text:p text:style-name="P13"/>
      <text:p text:style-name="P15"><text:span text:style-name="T3">When it comes to dealing with Borka you will have to simply heal through the damage that his </text:span><text:a xlink:type="simple" xlink:href="http://www.wowdb.com/spells/162617" text:style-name="Internet_20_link" text:visited-style-name="Visited_20_Internet_20_Link"><text:span text:style-name="T9">Slam</text:span></text:a><text:span text:style-name="T3"> ability deals to players as there is no way of avoiding it. <text:s/>Keep in mind that on the Heroic mode version of this encounter Borka will interrupt any spellcasting when he casts </text:span><text:a xlink:type="simple" xlink:href="http://www.wowdb.com/spells/162617" text:style-name="Internet_20_link" text:visited-style-name="Visited_20_Internet_20_Link"><text:span text:style-name="T9">Slam</text:span></text:a><text:span text:style-name="T3"> so you need to make sure that you stop casting before the ability goes off. As previously mentioned you will want to position your party in front of Rocketspark when he is channelling his missiles so that Borka runs into him when casting </text:span><text:a xlink:type="simple" xlink:href="http://www.wowdb.com/spells/161089" text:style-name="Internet_20_link" text:visited-style-name="Visited_20_Internet_20_Link"><text:span text:style-name="T9">Mad Dash</text:span></text:a><text:span text:style-name="T3"> so that he can interrupt the cast. You should avoid the </text:span><text:a xlink:type="simple" xlink:href="http://www.wowdb.com/spells/161089" text:style-name="Internet_20_link" text:visited-style-name="Visited_20_Internet_20_Link"><text:span text:style-name="T9">Mad Dash</text:span></text:a><text:span text:style-name="T3"> at any other point during the encounter, and you can avoid it when you are positioning it towards Rocketspark as he targets the location and then charges so you have a few seconds to react and move out of the way. Finally, if you kill Rocketspark first Borka will cast </text:span><text:a xlink:type="simple" xlink:href="http://www.wowdb.com/spells/161092" text:style-name="Internet_20_link" text:visited-style-name="Visited_20_Internet_20_Link"><text:span text:style-name="T9">Unmanaged Aggression</text:span></text:a><text:span text:style-name="T3"> which will cause him to deal 100% more damage and increase his attack speed by 50%. Ideally you do not want to go down this route as the </text:span><text:a xlink:type="simple" xlink:href="http://www.wowdb.com/spells/162617" text:style-name="Internet_20_link" text:visited-style-name="Visited_20_Internet_20_Link"><text:span text:style-name="T9">Slam</text:span></text:a><text:span text:style-name="T3"> will begin to hit really hard and your healers may not be able to heal through the damage. Where possible always look to bring Borka down first or both of them down at the same time.</text:span></text:p>
      <text:h text:style-name="P8" text:outline-level="2"><text:bookmark text:name="Nitrogg_Thundertower"/>Nitrogg Thundertower</text:h>
      <text:p text:style-name="P13"/>
      <text:p text:style-name="P14">The second boss that you will fight in this dungeon goes by the name of Nitrogg Thundertower. Initially you will fight just Nitrogg but as the fight progresses you will then face waves of adds that will attack you on a moving train!</text:p>
      <text:p text:style-name="P15"><text:span text:style-name="Emphasis"><text:span text:style-name="T2">At 60% health, Nitrogg Thundertower retreats to his Assault Cannon at the far end of the train car. Players must reclaim Blackrock Munitions from soldiers that puor into the area, and use them to destroy Nitrogg’s cannon, after which they may dispatch Nitrogg directly.</text:span></text:span></text:p>
      <text:h text:style-name="P9" text:outline-level="3"><text:bookmark text:name="Abilities-2"/>Abilities</text:h>
      <text:list xml:id="list4605180594303108589" text:style-name="L2">
        <text:list-item>
          <text:p text:style-name="P17"><text:a xlink:type="simple" xlink:href="http://www.wowdb.com/spells/163741" text:style-name="Internet_20_link" text:visited-style-name="Visited_20_Internet_20_Link"><text:span text:style-name="T8">Blackrock Mortar</text:span></text:a><text:span text:style-name="T4"> – Throws a series of Blackrock Mortar shells towards a target’s location, inflicting Fire damage to enemies within 4 yards of the impact.</text:span></text:p>
        </text:list-item>
        <text:list-item>
          <text:p text:style-name="P17"><text:a xlink:type="simple" xlink:href="http://www.wowdb.com/spells/163742" text:style-name="Internet_20_link" text:visited-style-name="Visited_20_Internet_20_Link"><text:span text:style-name="T8">Blackrock Grenade</text:span></text:a><text:span text:style-name="T4"> – Throws a Blackrock Grenade at a target, inflicting Fire damage to enemies within 3 yards.</text:span></text:p>
        </text:list-item>
        <text:list-item>
          <text:p text:style-name="P17"><text:a xlink:type="simple" xlink:href="http://wowdb.com/npcs/79548-assault-cannon" office:target-frame-name="_blank" xlink:show="new" text:style-name="Internet_20_link" text:visited-style-name="Visited_20_Internet_20_Link"><text:span text:style-name="T8">Assault Cannon</text:span></text:a></text:p>
          <text:list>
            <text:list-item>
              <text:p text:style-name="P17"><text:a xlink:type="simple" xlink:href="http://www.wowdb.com/spells/161220" text:style-name="Internet_20_link" text:visited-style-name="Visited_20_Internet_20_Link"><text:span text:style-name="T8">Suppressive Fire</text:span></text:a><text:span text:style-name="T4"> – Readies a salvo of Suppressive Fire, interrupting casts for 1 sec and inflicting rapid Physical damage. Suppressive Fire lasts 10 sec. Targets may hide behind cover to mitigate the damage from this ability.</text:span></text:p>
            </text:list-item>
            <text:list-item>
              <text:p text:style-name="P17"><text:a xlink:type="simple" xlink:href="http://www.wowdb.com/spells/167370" text:style-name="Internet_20_link" text:visited-style-name="Visited_20_Internet_20_Link"><text:span text:style-name="T8">Slag Blast</text:span></text:a><text:span text:style-name="T4"> – <text:s/>Fires a concentrated salvo of molten slag at a targeted location, engulfing the area in flames. These flames inflict 2,000 Fire damage every second for 6 sec. This effect stacks.</text:span></text:p>
            </text:list-item>
          </text:list>
        </text:list-item>
        <text:list-item>
          <text:p text:style-name="P17"><text:span text:style-name="Strong_20_Emphasis"><text:span text:style-name="T5">Blackrock Munitions</text:span></text:span></text:p>
          <text:list>
            <text:list-item>
              <text:p text:style-name="P17"><text:a xlink:type="simple" xlink:href="http://www.wowdb.com/spells/160965" text:style-name="Internet_20_link" text:visited-style-name="Visited_20_Internet_20_Link"><text:span text:style-name="T8">Blackrock Mortar Shells</text:span></text:a><text:span text:style-name="T4"> – Carrying Mortar Shells, allowing the use of a Blackrock Turret’s Homing Shell ability.</text:span></text:p>
              <text:list>
                <text:list-item>
                  <text:p text:style-name="P17"><text:a xlink:type="simple" xlink:href="http://www.wowdb.com/spells/160705" text:style-name="Internet_20_link" text:visited-style-name="Visited_20_Internet_20_Link"><text:span text:style-name="T8">Homing Shell</text:span></text:a><text:span text:style-name="T4"> – Shoots an homing shell, inflicting 1,000,000 Fire damage to the Assault Cannon.</text:span></text:p>
                </text:list-item>
              </text:list>
            </text:list-item>
            <text:list-item>
              <text:p text:style-name="P17"><text:a xlink:type="simple" xlink:href="http://www.wowdb.com/spells/160997" text:style-name="Internet_20_link" text:visited-style-name="Visited_20_Internet_20_Link"><text:span text:style-name="T8">Blackrock Grenades</text:span></text:a><text:span text:style-name="T4"> – Carrying Grenades, allowing the use of Blackrock Grenade.</text:span></text:p>
              <text:list>
                <text:list-item>
                  <text:p text:style-name="P17"><text:a xlink:type="simple" xlink:href="http://www.wowdb.com/spells/161073" text:style-name="Internet_20_link" text:visited-style-name="Visited_20_Internet_20_Link"><text:span text:style-name="T8">Blackrock Grenade</text:span></text:a><text:span text:style-name="T4"> – Throws a Blackrock Grenade at a targeted location, inflicting 35,000 Fire damage to enemies within 3 yards and knocking them back.</text:span></text:p>
                </text:list-item>
              </text:list>
            </text:list-item>
          </text:list>
        </text:list-item>
        <text:list-item>
          <text:p text:style-name="P17"><text:span text:style-name="Strong_20_Emphasis"><text:span text:style-name="T5">Reinforcements</text:span></text:span></text:p>
          <text:list>
            <text:list-item>
              <text:p text:style-name="P17"><text:a xlink:type="simple" xlink:href="http://wowdb.com/npcs/82472-blackrock-infantry" office:target-frame-name="_blank" xlink:show="new" text:style-name="Internet_20_link" text:visited-style-name="Visited_20_Internet_20_Link"><text:span text:style-name="T8">Blackrock Infantry</text:span></text:a><text:span text:style-name="T4"> – The Blackrock Infantry stand as the backbone of the Iron Horde, combating foes with their sharpened axes.</text:span></text:p>
            </text:list-item>
            <text:list-item>
              <text:p text:style-name="P17"><text:a xlink:type="simple" xlink:href="http://wowdb.com/npcs/80935-blackrock-artillery-engineer" office:target-frame-name="_blank" xlink:show="new" text:style-name="Internet_20_link" text:visited-style-name="Visited_20_Internet_20_Link"><text:span text:style-name="T8">Blackrock Artillery Engineer</text:span></text:a></text:p>
              <text:list>
                <text:list-item>
                  <text:p text:style-name="P17"><text:a xlink:type="simple" xlink:href="http://www.wowdb.com/spells/161258" text:style-name="Internet_20_link" text:visited-style-name="Visited_20_Internet_20_Link"><text:span text:style-name="T8">Blackrock Mortar</text:span></text:a><text:span text:style-name="T4"> – Throws a Blackrock Mortar shell, inflicting Fire damage to enemies within 4 </text:span><text:soft-page-break/><text:span text:style-name="T4">yards of the impact.</text:span></text:p>
                </text:list-item>
              </text:list>
            </text:list-item>
            <text:list-item>
              <text:p text:style-name="P17"><text:a xlink:type="simple" xlink:href="http://wowdb.com/npcs/80936-blackrock-grenadier" office:target-frame-name="_blank" xlink:show="new" text:style-name="Internet_20_link" text:visited-style-name="Visited_20_Internet_20_Link"><text:span text:style-name="T8">Blackrock Grenadier</text:span></text:a></text:p>
              <text:list>
                <text:list-item>
                  <text:p text:style-name="P17"><text:a xlink:type="simple" xlink:href="http://www.wowdb.com/spells/163742" text:style-name="Internet_20_link" text:visited-style-name="Visited_20_Internet_20_Link"><text:span text:style-name="T8">Blackrock Grenade</text:span></text:a><text:span text:style-name="T4"> – Throws a Blackrock Grenade at a target, inflicting Fire damage to enemies within 3 yards.</text:span></text:p>
                </text:list-item>
              </text:list>
            </text:list-item>
          </text:list>
        </text:list-item>
      </text:list>
      <text:h text:style-name="P9" text:outline-level="3"><text:bookmark text:name="Guide-2"/>Guide</text:h>
      <text:p text:style-name="P13"/>
      <text:p text:style-name="P15"><text:span text:style-name="T3">At the start of the fight you will face Nitrogg in a very confined space at one end of the train carriage that you are currently on. During this time he will throw two abilities at your party which you have to deal with. The first one is </text:span><text:a xlink:type="simple" xlink:href="http://www.wowdb.com/spells/163741" text:style-name="Internet_20_link" text:visited-style-name="Visited_20_Internet_20_Link"><text:span text:style-name="T9">Blackrock Mortar</text:span></text:a><text:span text:style-name="T3"> which will cause him to target a location and inflict fire damage to anyone who is there and </text:span><text:a xlink:type="simple" xlink:href="http://www.wowdb.com/spells/163742" text:style-name="Internet_20_link" text:visited-style-name="Visited_20_Internet_20_Link"><text:span text:style-name="T9">Blackrock Grenade</text:span></text:a><text:span text:style-name="T3"> which will cause him to deal damage to players and also people that are near the targeted player. For this you simply need to try and avoid the </text:span><text:a xlink:type="simple" xlink:href="http://www.wowdb.com/spells/163741" text:style-name="Internet_20_link" text:visited-style-name="Visited_20_Internet_20_Link"><text:span text:style-name="T9">Blackrock Mortar</text:span></text:a><text:span text:style-name="T3">, although it is fairly difficult due to the tight space that you are fighting the boss in, and also make sure that you stay spread so that multiple people are not taking damage from his </text:span><text:a xlink:type="simple" xlink:href="http://www.wowdb.com/spells/163742" text:style-name="Internet_20_link" text:visited-style-name="Visited_20_Internet_20_Link"><text:span text:style-name="T9">Blackrock Grenade</text:span></text:a><text:span text:style-name="T3"> ability. When he reaches 60% health he will retreat down the train and get into his </text:span><text:a xlink:type="simple" xlink:href="http://wowdb.com/npcs/79548-assault-cannon" office:target-frame-name="_blank" xlink:show="new" text:style-name="Internet_20_link" text:visited-style-name="Visited_20_Internet_20_Link"><text:span text:style-name="T9">Assault Cannon</text:span></text:a><text:span text:style-name="T3">.</text:span></text:p>
      <text:p text:style-name="P13"/>
      <text:p text:style-name="P15"><text:span text:style-name="T3">When Nitrogg is in his </text:span><text:a xlink:type="simple" xlink:href="http://wowdb.com/npcs/79548-assault-cannon" office:target-frame-name="_blank" xlink:show="new" text:style-name="Internet_20_link" text:visited-style-name="Visited_20_Internet_20_Link"><text:span text:style-name="T9">Assault Cannon</text:span></text:a><text:span text:style-name="T3">, you are not able to directly deal damage to it. Instead you have to make use of the </text:span><text:a xlink:type="simple" xlink:href="http://www.wowdb.com/spells/160965" text:style-name="Internet_20_link" text:visited-style-name="Visited_20_Internet_20_Link"><text:span text:style-name="T9">Blackrock Mortar Shells</text:span></text:a><text:span text:style-name="T3"> and </text:span><text:a xlink:type="simple" xlink:href="http://www.wowdb.com/spells/160997" text:style-name="Internet_20_link" text:visited-style-name="Visited_20_Internet_20_Link"><text:span text:style-name="T9">Blackrock Grenades</text:span></text:a><text:span text:style-name="T3"> that the waves of adds will drop in order to bring down the health of the cannon and get Nitrogg back into the fight. While he is in the cannon he will periodically fixate on players and begin to cast his </text:span><text:a xlink:type="simple" xlink:href="http://www.wowdb.com/spells/161220" text:style-name="Internet_20_link" text:visited-style-name="Visited_20_Internet_20_Link"><text:span text:style-name="T9">Suppressive Fire</text:span></text:a><text:span text:style-name="T3"> ability which will follow the fixated player and deal high amounts of damage to them if hit. In order to avoid this the fixated player will have to stand behind the posts or the boxes that are on the train carriage so that Nitrogg is unable to hit you. As the reinforcements are making their way onto the train you will want your tank to pick them up as soon as possible and keep them stacked so that you can kill them and be able to pick up the buffs which will grant you the ability to deal damage to the Assault Cannon. When you pick up the buffs you will gain an extra ability button on your screen which will allow you to use them. You can setup a macro for this button which you can then bind to a key by using the following action in a macro: /click ExtraActionButton1</text:span></text:p>
      <text:p text:style-name="P13"/>
      <text:p text:style-name="P15"><text:span text:style-name="T7"><text:s/></text:span><text:span text:style-name="T3">On the Heroic Mode version of this encounter Nitrogg will periodically cast </text:span><text:a xlink:type="simple" xlink:href="http://www.wowdb.com/spells/167370" text:style-name="Internet_20_link" text:visited-style-name="Visited_20_Internet_20_Link"><text:span text:style-name="T9">Slag Blast</text:span></text:a><text:span text:style-name="T3"> which will cause him to set a large portion of the train carriage on fire. The train is roughly split into 3 sections, so when one has been set on fire you will be able to move to one of the other two in order to not stand in the fire. It is easier if you move and stay together as a group so that you know where the fire is going to go next. You also need to make sure that you move from the fire when it lands as soon as possible due to the stacking damage that it will deal to you.</text:span></text:p>
      <text:p text:style-name="P15"><text:span text:style-name="T3">Once you have destroyed the </text:span><text:a xlink:type="simple" xlink:href="http://wowdb.com/npcs/79548-assault-cannon" office:target-frame-name="_blank" xlink:show="new" text:style-name="Internet_20_link" text:visited-style-name="Visited_20_Internet_20_Link"><text:span text:style-name="T9">Assault Cannon</text:span></text:a><text:span text:style-name="T3"> with the bombs and grenades that drop, Nitrogg will enter the encounter again with the same health as when he jumped away at the start of the fight and you will simply need to kill him off in order to complete this fight. At this point he will only have his two abilities from the start of the fight that you will have to deal with.</text:span></text:p>
      <text:h text:style-name="P8" text:outline-level="2"><text:bookmark text:name="Skylord_Tovra"/>Skylord Tovra</text:h>
      <text:p text:style-name="P13"/>
      <text:p text:style-name="P14">The final boss that you will go up against in this dungeon goes by the name of Skylord Tovra. Throughout this fight you will take on Tovra while her mount flies above you and periodically deals damage to your party.</text:p>
      <text:p text:style-name="P15"><text:span text:style-name="Emphasis"><text:span text:style-name="T2">Skylord Tovra engages players while her Rylak bombards the platform, creating pools of Diffused Energy. The number of active pools increases as the fight progresses.</text:span></text:span></text:p>
      <text:h text:style-name="P9" text:outline-level="3"><text:bookmark text:name="Abilities-3"/>Abilities</text:h>
      <text:list xml:id="list539370103560740794" text:style-name="L3">
        <text:list-item>
          <text:p text:style-name="P18"><text:a xlink:type="simple" xlink:href="http://www.wowdb.com/spells/162080" text:style-name="Internet_20_link" text:visited-style-name="Visited_20_Internet_20_Link"><text:span text:style-name="T8">Freezing Snare</text:span></text:a><text:span text:style-name="T4"> – Throws a Frost Trap on the ground, which when tripped, inflicts 15,000 Frost damage and roots all enemies within 6 yards for 6 sec.</text:span></text:p>
        </text:list-item>
        <text:list-item>
          <text:p text:style-name="P18"><text:a xlink:type="simple" xlink:href="http://www.wowdb.com/spells/162058" text:style-name="Internet_20_link" text:visited-style-name="Visited_20_Internet_20_Link"><text:span text:style-name="T8">Spinning Spear</text:span></text:a><text:span text:style-name="T4"> – Throws a spinning spear towards a target, penetrating armor and inflicting 45,000 Physical damage, knocking down the target for 2 sec.</text:span></text:p>
        </text:list-item>
        <text:list-item>
          <text:p text:style-name="P18"><text:soft-page-break/><text:a xlink:type="simple" xlink:href="http://www.wowdb.com/spells/161589" text:style-name="Internet_20_link" text:visited-style-name="Visited_20_Internet_20_Link"><text:span text:style-name="T8">Diffused Energy</text:span></text:a><text:span text:style-name="T4"> – Forms a pool of viscous electricity on the ground, periodically inflicting Nature damage to targets who remain in the pool.</text:span></text:p>
        </text:list-item>
        <text:list-item>
          <text:p text:style-name="P18"><text:a xlink:type="simple" xlink:href="http://www.wowdb.com/spells/171902" text:style-name="Internet_20_link" text:visited-style-name="Visited_20_Internet_20_Link"><text:span text:style-name="T8">Thunderous Breath</text:span></text:a><text:span text:style-name="T4"> – Thunderous Breath encompasses the platform, inflicting Nature damage to all players.</text:span></text:p>
        </text:list-item>
        <text:list-item>
          <text:p text:style-name="P18"><text:a xlink:type="simple" xlink:href="http://www.wowdb.com/spells/163447" text:style-name="Internet_20_link" text:visited-style-name="Visited_20_Internet_20_Link"><text:span text:style-name="T8">Hunter's Mark</text:span></text:a><text:span text:style-name="T4"> – <text:s/>Marks a target, throwing an Explosive Spear at their location after until cancelled, inflicting Fire damage to all targets within 8 yards.</text:span></text:p>
        </text:list-item>
      </text:list>
      <text:h text:style-name="P9" text:outline-level="3"><text:bookmark text:name="Guide-3"/>Guide</text:h>
      <text:p text:style-name="P13"/>
      <text:p text:style-name="P15"><text:span text:style-name="T3">Throughout the fight Tovra will throw </text:span><text:a xlink:type="simple" xlink:href="http://www.wowdb.com/spells/162080" text:style-name="Internet_20_link" text:visited-style-name="Visited_20_Internet_20_Link"><text:span text:style-name="T9">Freezing Snare</text:span></text:a><text:span text:style-name="T3">s onto the ground which are marked fairly clearly with a white light coming out of them into the sky so that you can see where they are being placed. You want to avoid these as running into them will snare you and anyone with 6 yards of you as well as inflicting damage to them. Tovra will also periodically cast </text:span><text:a xlink:type="simple" xlink:href="http://www.wowdb.com/spells/162058" text:style-name="Internet_20_link" text:visited-style-name="Visited_20_Internet_20_Link"><text:span text:style-name="T9">Spinning Spear</text:span></text:a><text:span text:style-name="T3"> which will cause her to deal damage to random players in the party. Healers should be aware of the initial damage and also the stun as there is a change that a player could get hit by </text:span><text:a xlink:type="simple" xlink:href="http://www.wowdb.com/spells/162058" text:style-name="Internet_20_link" text:visited-style-name="Visited_20_Internet_20_Link"><text:span text:style-name="T9">Spinning Spear</text:span></text:a><text:span text:style-name="T3"> just as </text:span><text:a xlink:type="simple" xlink:href="http://www.wowdb.com/spells/161589" text:style-name="Internet_20_link" text:visited-style-name="Visited_20_Internet_20_Link"><text:span text:style-name="T9">Diffused Energy</text:span></text:a><text:span text:style-name="T3"> is spawning under them, so they will also be taking additional damage from this as well.</text:span></text:p>
      <text:p text:style-name="P13"/>
      <text:p text:style-name="P15"><text:span text:style-name="T3">Throughout the fight Tovra’s dragon, Rylak, will constantly bombard the platform with </text:span><text:a xlink:type="simple" xlink:href="http://www.wowdb.com/spells/161589" text:style-name="Internet_20_link" text:visited-style-name="Visited_20_Internet_20_Link"><text:span text:style-name="T9">Diffused Energy</text:span></text:a><text:span text:style-name="T3"> which will spawn a pool of lighting on the ground that you should move out of as soon as possible. These pools will spawn randomly and more frequently as the fight goes on so you want to make sure you are making the most of any free space you have on the train. As well as this Rylak will also periodically cast </text:span><text:a xlink:type="simple" xlink:href="http://www.wowdb.com/spells/171902" text:style-name="Internet_20_link" text:visited-style-name="Visited_20_Internet_20_Link"><text:span text:style-name="T9">Thunderous Breath</text:span></text:a><text:span text:style-name="T3"> at your party which will cause damage to every player in the party. There is no way of avoiding this damage and your healers simply need to heal through it.</text:span></text:p>
      <text:p text:style-name="P13"/>
      <text:p text:style-name="P15"><text:span text:style-name="T7"><text:s/></text:span><text:span text:style-name="T3">Finally, on the heroic mode version of this encounter Tovra will periodically cast </text:span><text:a xlink:type="simple" xlink:href="http://www.wowdb.com/spells/163447" text:style-name="Internet_20_link" text:visited-style-name="Visited_20_Internet_20_Link"><text:span text:style-name="T9">Hunter's Mark</text:span></text:a><text:span text:style-name="T3"> which will cause her to throw an Explosive Spear at the target location of a player. When the spear is thrown it will explode and deal Fire damage to anyone within 8 yards. When you get targeted you will have a red arrow put above your head. This is your indication to move away from the rest of the party so that when the Spear explodes it will only deal damage to you and not anyone else as they will be out of the 8 yard range.</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Helvetica Neue', Helvetica, sans-serif"/>
    <style:font-face style:name="Oswald" svg:font-family="Oswald, sans-serif"/>
    <style:font-face style:name="Purisa" svg:font-family="Purisa"/>
    <style:font-face style:name="FreeSans1" svg:font-family="FreeSans" style:font-family-generic="swis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Purisa"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urisa"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Purisa" fo:font-family="Purisa"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Purisa" fo:font-family="Purisa"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Purisa" fo:font-family="Purisa"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Purisa" fo:font-family="Purisa"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2T23:39:47.135966483</meta:creation-date>
    <dc:date>2014-11-22T23:45:15.066555219</dc:date>
    <meta:editing-duration>PT5M27S</meta:editing-duration>
    <meta:editing-cycles>1</meta:editing-cycles>
    <meta:document-statistic meta:table-count="1" meta:image-count="0" meta:object-count="0" meta:page-count="5" meta:paragraph-count="86" meta:word-count="2753" meta:character-count="15354" meta:non-whitespace-character-count="12679"/>
    <meta:generator>LibreOffice/4.3.3.2$Linux_X86_64 LibreOffice_project/430m0$Build-2</meta:generator>
  </office:meta>
</office:document-meta>
</file>